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27605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3d202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1384e3" officeooo:paragraph-rsid="001384e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13d202" officeooo:paragraph-rsid="0013d202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27605"/>
    </style:style>
    <style:style style:name="T4" style:family="text">
      <style:text-properties fo:font-variant="normal" fo:text-transform="none" fo:letter-spacing="normal" fo:font-style="normal" fo:font-weight="normal" officeooo:rsid="0013d202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bold" officeooo:rsid="0013d20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2. </text:span><text:span text:style-name="T2">Team Competency: for each team member list what is prior programming knowledge/experience (i.e. courses/languages/internships/etc ) (and # semester in college). Any newbies?</text:span></text:p>
      <text:p text:style-name="P1"><text:span text:style-name="T2"/></text:p>
      <text:p text:style-name="P3"><text:span text:style-name="T2">Nicholas</text:span></text:p>
      <text:p text:style-name="P3"><text:span text:style-name="T2"><text:tab/>prior programming knowledge/experience </text:span></text:p>
      <text:p text:style-name="P3"><text:span text:style-name="T2"><text:tab/><text:tab/>Linux servers &amp; some sys admin</text:span></text:p>
      <text:p text:style-name="P3"><text:span text:style-name="T2"><text:tab/><text:tab/>C – 1 semester</text:span></text:p>
      <text:p text:style-name="P3"><text:span text:style-name="T2"><text:tab/><text:tab/>Python – Attempting to learn in personal projects</text:span></text:p>
      <text:p text:style-name="P3"><text:span text:style-name="T2"><text:tab/><text:tab/>Java – self taught and 228</text:span></text:p>
      <text:p text:style-name="P3"><text:span text:style-name="T2"><text:tab/>5 semester in colleg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3.Project-1(repeat this for each project)</text:span></text:p>
      <text:p text:style-name="P1"><text:span text:style-name="T2"><text:tab/></text:span><text:span text:style-name="T1">•</text:span><text:span text:style-name="T5">Name: </text:span><text:span text:style-name="T6">Where I’ve Been</text:span></text:p>
      <text:p text:style-name="P1"><text:span text:style-name="T2"><text:tab/>Problem being addressed: </text:span></text:p>
      <text:p text:style-name="P1"><text:span text:style-name="T2"><text:tab/></text:span><text:span text:style-name="T1">•</text:span><text:span text:style-name="T2">Description of project:</text:span></text:p>
      <text:p text:style-name="P2"><text:span text:style-name="T2"><text:tab/><text:tab/></text:span><text:span text:style-name="T1">–</text:span><text:span text:style-name="T4">This will be a way to keep track of where you’ve traveled. You will be able to pin pictures, videos, and posts to locations on a map.</text:span></text:p>
      <text:p text:style-name="P1"><text:span text:style-name="T2"><text:tab/><text:tab/></text:span><text:span text:style-name="T1">–</text:span><text:span text:style-name="T4">The current model will work by creating a user interface as an android app which will send data (the files, text, ect) back to a server marked with a location. The server will then hold the data. We can also implement things like messaging, larger overarching trips, planning trips, and group trips.</text:span></text:p>
      <text:p text:style-name="P1"><text:span text:style-name="T2"/></text:p>
      <text:p text:style-name="P1"><text:span text:style-name="T2"><text:tab/></text:span><text:span text:style-name="T1">•</text:span><text:span text:style-name="T2">Language/Platform/libraries (list these as best as you can) example: Android/Springboot+ any web apis?</text:span></text:p>
      <text:p text:style-name="P1"><text:span text:style-name="T2"><text:tab/><text:tab/>- </text:span><text:span text:style-name="T4">This project will use android development, probably in java, google maps API’s, sql or something similar. </text:span></text:p>
      <text:p text:style-name="P1"><text:span text:style-name="T2"/></text:p>
      <text:p text:style-name="P1"><text:span text:style-name="T2"/></text:p>
      <text:p text:style-name="P1"><text:span text:style-name="T2"><text:tab/></text:span><text:span text:style-name="T1">•</text:span><text:span text:style-name="T2">Large/Complex :</text:span></text:p>
      <text:p text:style-name="P1"><text:span text:style-name="T2"><text:tab/><text:tab/></text:span><text:span text:style-name="T1">–</text:span><text:span text:style-name="T2">make a </text:span><text:span text:style-name="T4">list briefly</text:span><text:span text:style-name="T2"> describing what makes this project large/complex (there has tobe enough work for 4 persons for an entire semester). This will include things that are new to your team members (for example, you may never have worked on mobile development). (Follow guideline on page #7).</text:span></text:p>
      <text:p text:style-name="P1"><text:span text:style-name="T2"/></text:p>
      <text:p text:style-name="P4"><text:span text:style-name="T2">Server side data base &amp; local database (Do we want to do this without a server? i.e. a decentrilezed social media?)</text:span></text:p>
      <text:p text:style-name="P4"><text:span text:style-name="T2">Permission based sharing</text:span></text:p>
      <text:p text:style-name="P4"><text:span text:style-name="T2">sql and android is new to Nicholas, ???? &amp; ??????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23T12:36:36.751400927</meta:creation-date>
    <dc:date>2020-08-23T12:49:08.652259076</dc:date>
    <meta:editing-duration>PT12M31S</meta:editing-duration>
    <meta:editing-cycles>3</meta:editing-cycles>
    <meta:generator>LibreOffice/6.3.0.4$MacOSX_X86_64 LibreOffice_project/057fc023c990d676a43019934386b85b21a9ee99</meta:generator>
    <meta:document-statistic meta:table-count="0" meta:image-count="0" meta:object-count="0" meta:page-count="1" meta:paragraph-count="21" meta:word-count="260" meta:character-count="1637" meta:non-whitespace-character-count="1369"/>
  </office:meta>
</office:document-meta>
</file>